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1.457cm"/>
    </style:style>
    <style:style style:name="gr2" style:family="graphic" style:parent-style-name="standard">
      <style:graphic-properties draw:stroke="solid" svg:stroke-color="#000000" draw:fill="none" draw:fill-color="#ffffff" fo:min-height="0.65cm"/>
    </style:style>
    <style:style style:name="gr3" style:family="graphic" style:parent-style-name="standard">
      <style:graphic-properties draw:stroke="solid" svg:stroke-color="#000000" draw:fill="none" draw:fill-color="#ffffff" fo:min-height="1.05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color="#6666ff" fo:font-size="12pt" style:font-size-asian="12pt" style:font-size-complex="12pt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color="#6666ff" fo:font-size="14pt" style:font-size-asian="14pt" style:font-size-complex="1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xml:id="id1" draw:id="id1" draw:layer="layout" svg:width="9cm" svg:height="1.707cm" svg:x="4.174cm" svg:y="3.006cm">
          <draw:text-box>
            <text:p text:style-name="P1">汎用分散型データ処理エンジン</text:p>
            <text:p text:style-name="P1">の雛形</text:p>
          </draw:text-box>
        </draw:frame>
        <draw:frame draw:style-name="gr2" draw:text-style-name="P1" xml:id="id4" draw:id="id4" draw:layer="layout" svg:width="9.2cm" svg:height="2.084cm" svg:x="6cm" svg:y="10.016cm">
          <draw:text-box>
            <text:p text:style-name="P1">便利に使える</text:p>
            <text:p text:style-name="P1">汎用分散型データ処理エンジン</text:p>
            <text:p text:style-name="P1"><text:span text:style-name="T1">（</text:span><text:span text:style-name="T1">Groonga</text:span><text:span text:style-name="T1">互換機能もある）</text:span></text:p>
          </draw:text-box>
        </draw:frame>
        <draw:frame draw:style-name="gr2" draw:text-style-name="P1" xml:id="id3" draw:id="id3" draw:layer="layout" svg:width="9cm" svg:height="1.529cm" svg:x="4.2cm" svg:y="6.531cm">
          <draw:text-box>
            <text:p text:style-name="P1">汎用分散型データ処理エンジン</text:p>
            <text:p text:style-name="P1"><text:span text:style-name="T2">としての</text:span>機能の開発</text:p>
          </draw:text-box>
        </draw:frame>
        <draw:frame draw:style-name="gr3" draw:text-style-name="P3" xml:id="id2" draw:id="id2" draw:layer="layout" svg:width="4.3cm" svg:height="1.301cm" svg:x="13.7cm" svg:y="6.66cm">
          <draw:text-box>
            <text:p text:style-name="P2"><text:span text:style-name="T3">Groonga</text:span></text:p>
            <text:p text:style-name="P2"><text:span text:style-name="T3">互換機能の開発</text:span></text:p>
          </draw:text-box>
        </draw:frame>
        <draw:connector draw:style-name="gr4" draw:text-style-name="P1" draw:layer="layout" draw:line-skew="-0.287cm" svg:x1="8.674cm" svg:y1="4.713cm" svg:x2="15.85cm" svg:y2="6.66cm" draw:start-shape="id1" draw:start-glue-point="2" draw:end-shape="id2" draw:end-glue-point="0" svg:d="M8674 4713v687h7176v1260" svg:viewBox="0 0 7177 1948">
          <text:p/>
        </draw:connector>
        <draw:connector draw:style-name="gr4" draw:text-style-name="P1" draw:layer="layout" svg:x1="15.85cm" svg:y1="7.961cm" svg:x2="11.018cm" svg:y2="8.627cm" draw:start-shape="id2" draw:start-glue-point="2" svg:d="M15850 7961v584h-4832v82" svg:viewBox="0 0 4833 667">
          <text:p/>
        </draw:connector>
        <draw:connector draw:style-name="gr5" draw:text-style-name="P1" draw:layer="layout" svg:x1="8.674cm" svg:y1="4.713cm" svg:x2="8.7cm" svg:y2="6.531cm" draw:start-shape="id1" draw:start-glue-point="2" draw:end-shape="id3" svg:d="M8674 4713v909h26v909" svg:viewBox="0 0 27 1819">
          <text:p/>
        </draw:connector>
        <draw:connector draw:style-name="gr5" draw:text-style-name="P1" draw:layer="layout" draw:line-skew="-0.338cm" svg:x1="8.7cm" svg:y1="8.06cm" svg:x2="10.6cm" svg:y2="10.016cm" draw:start-shape="id3" draw:start-glue-point="2" draw:end-shape="id4" draw:end-glue-point="0" svg:d="M8700 8060v640h1900v1316" svg:viewBox="0 0 1901 1957">
          <text:p/>
        </draw:connector>
        <draw:frame draw:style-name="gr1" draw:text-style-name="P1" xml:id="id5" draw:id="id5" draw:layer="layout" svg:width="9cm" svg:height="1.707cm" svg:x="4.2cm" svg:y="14.56cm">
          <draw:text-box>
            <text:p text:style-name="P1">汎用分散型データ処理エンジン</text:p>
            <text:p text:style-name="P1">の雛形</text:p>
          </draw:text-box>
        </draw:frame>
        <draw:frame draw:style-name="gr2" draw:text-style-name="P1" xml:id="id7" draw:id="id7" draw:layer="layout" svg:width="9.3cm" svg:height="1.962cm" svg:x="6.2cm" svg:y="23cm">
          <draw:text-box>
            <text:p text:style-name="P1">便利に使える分散対応Groonga</text:p>
            <text:p text:style-name="P1"><text:span text:style-name="T1">（汎用分散型データ処理エンジン</text:span></text:p>
            <text:p text:style-name="P1"><text:span text:style-name="T1">としても使える）</text:span></text:p>
          </draw:text-box>
        </draw:frame>
        <draw:frame draw:style-name="gr2" draw:text-style-name="P2" xml:id="id8" draw:id="id8" draw:layer="layout" svg:width="6.2cm" svg:height="1.107cm" svg:x="4.1cm" svg:y="19.993cm">
          <draw:text-box>
            <text:p text:style-name="P2"><text:span text:style-name="T3">汎用分散型データ処理エンジン</text:span></text:p>
            <text:p text:style-name="P2"><text:span text:style-name="T3">としての機能の開発</text:span></text:p>
          </draw:text-box>
        </draw:frame>
        <draw:frame draw:style-name="gr3" draw:text-style-name="P4" xml:id="id6" draw:id="id6" draw:layer="layout" svg:width="5.7cm" svg:height="1.601cm" svg:x="11.1cm" svg:y="18.5cm">
          <draw:text-box>
            <text:p text:style-name="P4"><text:span text:style-name="T2">Groonga</text:span></text:p>
            <text:p text:style-name="P4"><text:span text:style-name="T2">互換機能の開発</text:span></text:p>
          </draw:text-box>
        </draw:frame>
        <draw:connector draw:style-name="gr5" draw:text-style-name="P1" draw:layer="layout" draw:line-skew="-0.5cm" svg:x1="8.7cm" svg:y1="16.267cm" svg:x2="13.95cm" svg:y2="18.5cm" draw:start-shape="id5" draw:start-glue-point="2" draw:end-shape="id6" draw:end-glue-point="0" svg:d="M8700 16267v617h5250v1616" svg:viewBox="0 0 5251 2234">
          <text:p/>
        </draw:connector>
        <draw:connector draw:style-name="gr5" draw:text-style-name="P1" draw:layer="layout" draw:line-skew="0.349cm" svg:x1="13.95cm" svg:y1="20.101cm" svg:x2="10.85cm" svg:y2="23cm" draw:start-shape="id6" draw:start-glue-point="2" draw:end-shape="id7" draw:end-glue-point="0" svg:d="M13950 20101v1799h-3100v1100" svg:viewBox="0 0 3101 2900">
          <text:p/>
        </draw:connector>
        <draw:connector draw:style-name="gr4" draw:text-style-name="P1" draw:layer="layout" svg:x1="11.1cm" svg:y1="19.3cm" svg:x2="7.2cm" svg:y2="19.993cm" draw:start-shape="id6" draw:start-glue-point="3" draw:end-shape="id8" draw:end-glue-point="0" svg:d="M11100 19300h-3900v693" svg:viewBox="0 0 3901 694">
          <text:p/>
        </draw:connector>
        <draw:connector draw:style-name="gr4" draw:text-style-name="P1" draw:layer="layout" svg:x1="7.2cm" svg:y1="21.1cm" svg:x2="11.745cm" svg:y2="20.268cm" draw:start-shape="id8" draw:start-glue-point="2" svg:d="M7200 21100v501h4545v-1333" svg:viewBox="0 0 4546 1334">
          <text:p/>
        </draw:connector>
        <draw:frame draw:style-name="gr6" draw:layer="layout" svg:width="1.772cm" svg:height="0.89cm" svg:x="16.028cm" svg:y="5.21cm">
          <draw:text-box>
            <text:p>傍流</text:p>
          </draw:text-box>
        </draw:frame>
        <draw:frame draw:style-name="gr7" draw:layer="layout" svg:width="1.772cm" svg:height="0.89cm" svg:x="6.328cm" svg:y="5.31cm">
          <draw:text-box>
            <text:p>主流</text:p>
          </draw:text-box>
        </draw:frame>
        <draw:frame draw:style-name="gr8" draw:layer="layout" svg:width="1.772cm" svg:height="0.89cm" svg:x="14.228cm" svg:y="17.01cm">
          <draw:text-box>
            <text:p>主流</text:p>
          </draw:text-box>
        </draw:frame>
        <draw:frame draw:style-name="gr6" draw:text-style-name="P2" draw:layer="layout" svg:width="5.328cm" svg:height="1.157cm" svg:x="4.5cm" svg:y="17.943cm">
          <draw:text-box>
            <text:p text:style-name="P1"><text:span text:style-name="T3">Groonga</text:span><text:span text:style-name="T3">互換機能の</text:span></text:p>
            <text:p text:style-name="P1"><text:span text:style-name="T3">実装のために必要が生じる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9T04:19:00.921662266</meta:creation-date>
    <dc:date>2014-11-29T04:42:08.588814285</dc:date>
    <meta:editing-duration>PT7M15S</meta:editing-duration>
    <meta:editing-cycles>1</meta:editing-cycles>
    <meta:document-statistic meta:object-count="20"/>
    <meta:generator>LibreOffice/4.2.7.2$Linux_X86_64 LibreOffice_project/420m0$Build-2</meta:generator>
  </office:meta>
</office:document-meta>
</file>